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STRO CACERES LUI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UISA CASTRO CACER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PAXI HUANACO, CECILIA GANDHI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27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F. ROJ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27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209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165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9:0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0:5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42:29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